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75cm" fo:min-width="7.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55cm" fo:min-width="6.8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top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top" draw:auto-grow-height="false" fo:min-height="2.45cm" fo:min-width="10.8cm"/>
      <style:paragraph-properties style:writing-mode="lr-tb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solid"/>
      <style:paragraph-properties fo:text-align="center"/>
      <style:text-properties fo:font-size="13pt" style:font-size-asian="13pt" style:font-size-complex="13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cm" svg:height="4cm" svg:x="1.6cm" svg:y="2.9cm">
          <text:p text:style-name="P1">SEC Module</text:p>
          <text:p text:style-name="P2">- passwords</text:p>
          <text:p text:style-name="P2">- file encryption/decryp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7.3cm" svg:height="3.8cm" svg:x="1.7cm" svg:y="10cm">
          <text:p text:style-name="P1">Passwords file (hashed)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2cm" svg:y1="7cm" svg:x2="3.2cm" svg:y2="10.1cm">
          <text:p text:style-name="P1"><text:span text:style-name="T1">User password checked against hash</text:span></text:p>
        </draw:line>
        <draw:frame draw:style-name="gr4" draw:text-style-name="P4" draw:layer="layout" svg:width="4.063cm" svg:height="1.725cm" svg:x="3.037cm" svg:y="7.575cm">
          <draw:text-box>
            <text:p><text:span text:style-name="T2">User password checked against stored hash</text:span></text:p>
          </draw:text-box>
        </draw:frame>
        <draw:custom-shape draw:style-name="gr5" draw:text-style-name="P1" draw:layer="layout" svg:width="11.3cm" svg:height="2.7cm" svg:x="1.8cm" svg:y="16.2cm">
          <text:p text:style-name="P1">Profile files: encrypted with passwords</text:p>
          <text:p text:style-name="P2"><text:span text:style-name="T2">- Security tags, privliges, etc.</text:span></text:p>
          <text:p text:style-name="P2"><text:span text:style-name="T2">- memory preferences: learnt from general chat</text:span></text:p>
          <text:p text:style-name="P2"><text:span text:style-name="T2">- news preferences, reminders, etc.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5.4cm" svg:y1="13.9cm" svg:x2="5.4cm" svg:y2="16.2cm">
          <text:p/>
        </draw:line>
        <draw:frame draw:style-name="gr7" draw:text-style-name="P4" draw:layer="layout" svg:width="4.541cm" svg:height="0.725cm" svg:x="5.7cm" svg:y="14.9cm">
          <draw:text-box>
            <text:p><text:span text:style-name="T2">encryption/decrypt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1T17:18:32.240164154</meta:creation-date>
    <dc:date>2020-12-21T17:41:57.787160295</dc:date>
    <meta:editing-duration>PT3M5S</meta:editing-duration>
    <meta:editing-cycles>1</meta:editing-cycles>
    <meta:document-statistic meta:object-count="7"/>
    <meta:generator>LibreOffice/6.4.6.2$Linux_X86_64 LibreOffice_project/40$Build-2</meta:generator>
  </office:meta>
</office:document-meta>
</file>